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454" officeooo:paragraph-rsid="001c3454"/>
    </style:style>
    <style:style style:name="P2" style:family="paragraph" style:parent-style-name="Standard">
      <style:text-properties fo:font-weight="bold" officeooo:rsid="001c3454" officeooo:paragraph-rsid="001c3454" style:font-weight-asian="bold" style:font-weight-complex="bold"/>
    </style:style>
    <style:style style:name="P3" style:family="paragraph" style:parent-style-name="Standard">
      <style:text-properties fo:font-weight="bold" officeooo:rsid="001c3454" officeooo:paragraph-rsid="00219c4b" style:font-weight-asian="bold" style:font-weight-complex="bold"/>
    </style:style>
    <style:style style:name="P4" style:family="paragraph" style:parent-style-name="Standard">
      <style:text-properties officeooo:rsid="001cef7e" officeooo:paragraph-rsid="001cef7e"/>
    </style:style>
    <style:style style:name="P5" style:family="paragraph" style:parent-style-name="Standard">
      <style:text-properties officeooo:rsid="001df214" officeooo:paragraph-rsid="001df214"/>
    </style:style>
    <style:style style:name="P6" style:family="paragraph" style:parent-style-name="Standard">
      <style:text-properties officeooo:rsid="001f5a7f" officeooo:paragraph-rsid="001f5a7f"/>
    </style:style>
    <style:style style:name="P7" style:family="paragraph" style:parent-style-name="Standard">
      <style:text-properties officeooo:rsid="00209644" officeooo:paragraph-rsid="00209644"/>
    </style:style>
    <style:style style:name="P8" style:family="paragraph" style:parent-style-name="Standard">
      <style:text-properties officeooo:rsid="00219c4b" officeooo:paragraph-rsid="00219c4b"/>
    </style:style>
    <style:style style:name="P9" style:family="paragraph" style:parent-style-name="Standard">
      <style:text-properties fo:font-size="15pt" fo:font-weight="bold" officeooo:rsid="001c3454" officeooo:paragraph-rsid="001c3454" style:font-size-asian="15pt" style:font-weight-asian="bold" style:font-size-complex="15pt" style:font-weight-complex="bold"/>
    </style:style>
    <style:style style:name="T1" style:family="text">
      <style:text-properties officeooo:rsid="001c3454"/>
    </style:style>
    <style:style style:name="T2" style:family="text">
      <style:text-properties officeooo:rsid="001cef7e"/>
    </style:style>
    <style:style style:name="T3" style:family="text">
      <style:text-properties officeooo:rsid="001df214"/>
    </style:style>
    <style:style style:name="T4" style:family="text">
      <style:text-properties officeooo:rsid="001f5a7f"/>
    </style:style>
    <style:style style:name="T5" style:family="text">
      <style:text-properties officeooo:rsid="00209644"/>
    </style:style>
    <style:style style:name="T6" style:family="text">
      <style:text-properties officeooo:rsid="0023a905"/>
    </style:style>
    <style:style style:name="T7" style:family="text">
      <style:text-properties officeooo:rsid="00250f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riteup report on Finding Lane Lines on the Road</text:p>
      <text:p text:style-name="P2"/>
      <text:p text:style-name="P2">Description of Pipeline</text:p>
      <text:p text:style-name="P1"/>
      <text:p text:style-name="P1">These are the steps in the pip<text:span text:style-name="T6">e</text:span>line that I used.</text:p>
      <text:p text:style-name="P1">Step 1: Make image <text:span text:style-name="T7">G</text:span>rayscale</text:p>
      <text:p text:style-name="P1">Step 2: Apply <text:span text:style-name="T7">G</text:span>aussian blur on the image</text:p>
      <text:p text:style-name="P1">Step 3: Detect edges using Canny Edge Detection Algorithm</text:p>
      <text:p text:style-name="P1">Step 4: Apply your choice of region of interest. I chose trapezium with vertices being</text:p>
      <text:p text:style-name="P1"><text:tab/>(imshape[1]*1/10,imshape[0]),</text:p>
      <text:p text:style-name="P1"><text:tab/>(imshape[1]*4/10, imshape[0]*6/10),</text:p>
      <text:p text:style-name="P1"><text:tab/>(imshape[1]*6/10, imshape[0]*6/10),</text:p>
      <text:p text:style-name="P1"><text:tab/>(imshape[1]*9/10,imshape[0])</text:p>
      <text:p text:style-name="P1"><text:tab/><text:tab/><text:tab/><text:tab/><text:tab/><text:tab/><text:tab/><text:tab/>where imshape = image.shape</text:p>
      <text:p text:style-name="P1">Step 5: <text:span text:style-name="T2">Apply Hough Transform algorithm to detect lines in the image</text:span></text:p>
      <text:p text:style-name="P4">Step 6: Filter lines based on slope. Lines with abs(slope) between 0.4 and 0.8 are chosen</text:p>
      <text:p text:style-name="P4">Step 7: <text:span text:style-name="T3">Get lines that represent lanes and span the region of interest</text:span></text:p>
      <text:p text:style-name="P4"><text:tab/><text:span text:style-name="T3">One strategy that I used here was to create segments that would join broken segments</text:span></text:p>
      <text:p text:style-name="P1"><text:tab/><text:span text:style-name="T3">a.) Take edges that were say of positive slope (right lane)</text:span></text:p>
      <text:p text:style-name="P1"><text:tab/><text:span text:style-name="T3">b.) Create a smaller list of edges from above edges that do not have multiple edges for x point.</text:span></text:p>
      <text:p text:style-name="P1"><text:tab/><text:tab/><text:span text:style-name="T3">That is: a list of edge [(0,0,100,100),(5,5,10,10)] would become [(0,0,100,100)]</text:span></text:p>
      <text:p text:style-name="P1"><text:span text:style-name="T3"><text:tab/>c.) Use above to create segments that connect edges by interpolation</text:span></text:p>
      <text:p text:style-name="P5"><text:tab/>d.) Use extrapolation to create segment for corners (max_y and min_y cases)</text:p>
      <text:p text:style-name="P5"><text:tab/>e.) This strategy did not yield good results. So, it was ditched</text:p>
      <text:p text:style-name="P5"/>
      <text:p text:style-name="P5"><text:tab/>Another strategy was to use the segments (say positive slope ones) and come up with a line that <text:tab/>would best fit those points. The choice of model to create a line segment was Linear Regression</text:p>
      <text:p text:style-name="P5"><text:tab/>a.) <text:span text:style-name="T4">Take edges that were say of positive slope</text:span></text:p>
      <text:p text:style-name="P5"><text:tab/><text:span text:style-name="T4">b.) Create arrays that would contain X and Y points</text:span></text:p>
      <text:p text:style-name="P5"><text:span text:style-name="T4"><text:tab/>c.) Run linear regression on X and Y to get the line of best fit</text:span></text:p>
      <text:p text:style-name="P6"><text:tab/>d.) <text:span text:style-name="T5">Use slope and intercept from regression to calculate X values for max_y and min_y values</text:span></text:p>
      <text:p text:style-name="P7"><text:tab/>e.) max_y = 540, min_y = 324 (<text:span text:style-name="T1">imshape[0] </text:span>and <text:s/><text:span text:style-name="T1">imshape[0]*6/10 </text:span>respectively)</text:p>
      <text:p text:style-name="P7"><text:tab/>f.) Return these lines</text:p>
      <text:p text:style-name="P7">Step 8: Use lines detected after hough transform and the two lines from Step 7 and create an image</text:p>
      <text:p text:style-name="P7">Step 9: Combine original image and image from Step 8 using cv2 addweighted method</text:p>
      <text:p text:style-name="P7">Step 10: Plot the final imag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Potential shortcomings and possible solutions</text:p>
      <text:p text:style-name="P3"/>
      <text:p text:style-name="P8">a.) I think using just a single line to represent a lane line is a shortcoming. The reason is when a car would be making turns, the lane would be some what circular in shape. This curve can be represented by a set of smaller segments or perhaps a parabola.</text:p>
      <text:p text:style-name="P8">The algorithm can run regression of order one or two and choose the model with the least amount of error. So, for a straight road, the algo would detect a straight line and for a curve, a parabola would be detected and plotted.</text:p>
      <text:p text:style-name="P8"/>
      <text:p text:style-name="P8">b.) Another shortcoming to the existing pipeline is failure to detect lines when the car enters an areas on the road that is under shade. (This is evident when I run my pipeline on challenge.mp4)</text:p>
      <text:p text:style-name="P8">This shortcoming can be improved by tuning edge detection and hough transform algorithms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8:20:29.608121014</meta:creation-date>
    <dc:date>2017-02-25T18:54:56.362742265</dc:date>
    <meta:editing-duration>PT24M11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485" meta:character-count="2825" meta:non-whitespace-character-count="2348"/>
  </office:meta>
</office:document-meta>
</file>